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dee6ef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color="#333333" draw:stroke-linejoin="round" draw:fill-color="#dee6ef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333333" draw:stroke-linejoin="round" draw:fill-color="#729fcf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3.1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color="#111111" loext:opacity="100%" style:font-name="Hack Nerd Font Mono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14pt" style:font-size-asian="14pt" style:font-size-complex="14pt"/>
    </style:style>
    <style:style style:name="P4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5" style:family="paragraph">
      <loext:graphic-properties draw:fill-color="#dee6ef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6" style:family="paragraph">
      <style:paragraph-properties fo:text-align="center"/>
      <style:text-properties fo:color="#111111" loext:opacity="100%" style:font-name="Hack Nerd Font Mono" fo:font-size="9pt" style:font-size-asian="9pt" style:font-size-complex="9pt"/>
    </style:style>
    <style:style style:name="P7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9pt" style:font-size-asian="9pt" style:font-size-complex="9pt"/>
    </style:style>
    <style:style style:name="P8" style:family="paragraph">
      <style:paragraph-properties fo:text-align="center"/>
      <style:text-properties fo:color="#111111" loext:opacity="100%" style:font-name="Hack Nerd Font Mono" fo:font-size="14pt" style:font-size-asian="9pt" style:font-size-complex="9pt"/>
    </style:style>
    <style:style style:name="P9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9pt" style:font-size-complex="9pt"/>
    </style:style>
    <style:style style:name="P10" style:family="paragraph">
      <style:paragraph-properties fo:text-align="center"/>
      <style:text-properties fo:color="#111111" loext:opacity="100%" style:font-name="Hack Nerd Font Mono" fo:font-size="7pt" style:font-size-asian="14pt" style:font-size-complex="14pt"/>
    </style:style>
    <style:style style:name="P1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7pt" style:font-size-asian="7pt" style:font-size-complex="7pt"/>
    </style:style>
    <style:style style:name="P1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7pt" style:font-size-complex="7pt"/>
    </style:style>
    <style:style style:name="P14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15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16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17" style:family="paragraph">
      <style:paragraph-properties fo:text-align="center"/>
      <style:text-properties fo:color="#111111" loext:opacity="100%" style:font-name="Hack Nerd Font Mono" fo:font-size="10pt" style:font-size-asian="14pt" style:font-size-complex="14pt"/>
    </style:style>
    <style:style style:name="P18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4pt" style:font-size-complex="14pt"/>
    </style:style>
    <style:style style:name="P19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20" style:family="paragraph">
      <style:paragraph-properties fo:text-align="center"/>
      <style:text-properties fo:color="#111111" loext:opacity="100%" style:font-name="Hack Nerd Font Mono" fo:font-size="8pt" style:font-size-asian="8pt" style:font-size-complex="8pt"/>
    </style:style>
    <style:style style:name="P2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8pt" style:font-size-complex="8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8pt" style:font-size-asian="8pt" style:font-size-complex="8pt"/>
    </style:style>
    <style:style style:name="P24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8pt" style:font-size-asian="8pt" style:font-size-complex="8pt"/>
    </style:style>
    <style:style style:name="P25" style:family="paragraph">
      <style:paragraph-properties fo:text-align="center"/>
      <style:text-properties fo:color="#111111" loext:opacity="100%" style:font-name="Hack Nerd Font Mono" fo:font-size="8pt" style:font-size-asian="14pt" style:font-size-complex="14pt"/>
    </style:style>
    <style:style style:name="P2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14pt" style:font-size-complex="14pt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28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T1" style:family="text">
      <style:text-properties fo:color="#111111" loext:opacity="100%" style:font-name="Hack Nerd Font Mono" fo:font-size="14pt" style:font-size-asian="14pt" style:font-size-complex="14pt"/>
    </style:style>
    <style:style style:name="T2" style:family="text">
      <style:text-properties fo:color="#355269" loext:opacity="100%" style:font-name="Hack Nerd Font Mono" fo:font-size="6pt" style:font-size-asian="6pt" style:font-size-complex="6pt"/>
    </style:style>
    <style:style style:name="T3" style:family="text">
      <style:text-properties fo:color="#111111" loext:opacity="100%" style:font-name="Hack Nerd Font Mono" fo:font-size="9pt" style:font-size-asian="9pt" style:font-size-complex="9pt"/>
    </style:style>
    <style:style style:name="T4" style:family="text">
      <style:text-properties fo:font-variant="normal" fo:text-transform="none" fo:color="#111111" loext:opacity="100%" style:text-outline="false" style:text-line-through-style="none" style:text-line-through-type="none" style:font-name="Hack Nerd Font Mono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55269" loext:opacity="100%" style:text-outline="false" style:text-line-through-style="none" style:text-line-through-type="none" style:font-name="Hack Nerd Font Mono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111111" loext:opacity="100%" style:font-name="Hack Nerd Font Mono" fo:font-size="14pt" style:font-size-asian="9pt" style:font-size-complex="9pt"/>
    </style:style>
    <style:style style:name="T7" style:family="text">
      <style:text-properties fo:color="#111111" loext:opacity="100%" style:font-name="Hack Nerd Font Mono" fo:font-size="7pt" style:font-size-asian="14pt" style:font-size-complex="14pt"/>
    </style:style>
    <style:style style:name="T8" style:family="text">
      <style:text-properties fo:color="#111111" loext:opacity="100%" style:font-name="Hack Nerd Font Mono" fo:font-size="7pt" style:font-size-asian="7pt" style:font-size-complex="7pt"/>
    </style:style>
    <style:style style:name="T9" style:family="text">
      <style:text-properties fo:color="#111111" loext:opacity="100%" style:font-name="Hack Nerd Font Mono" fo:font-size="10pt" style:font-size-asian="12pt" style:font-size-complex="12pt"/>
    </style:style>
    <style:style style:name="T10" style:family="text">
      <style:text-properties fo:color="#111111" loext:opacity="100%" style:font-name="Hack Nerd Font Mono" fo:font-size="10pt" style:font-size-asian="14pt" style:font-size-complex="14pt"/>
    </style:style>
    <style:style style:name="T11" style:family="text">
      <style:text-properties fo:color="#111111" loext:opacity="100%" style:font-name="Hack Nerd Font Mono" fo:font-size="8pt" style:font-size-asian="8pt" style:font-size-complex="8pt"/>
    </style:style>
    <style:style style:name="T12" style:family="text">
      <style:text-properties fo:color="#111111" loext:opacity="100%" style:font-name="Hack Nerd Font Mono" fo:font-size="8pt" style:font-size-asian="14pt" style:font-size-complex="14pt"/>
    </style:style>
    <style:style style:name="T13" style:family="text">
      <style:text-properties fo:color="#111111" loext:opacity="100%" style:font-name="Hack Nerd Font Mono" fo:font-size="14pt" fo:letter-spacing="-0.03cm" style:font-size-asian="6pt" style:font-size-complex="6pt"/>
    </style:style>
    <style:style style:name="T14" style:family="text">
      <style:text-properties fo:font-variant="normal" fo:text-transform="none" fo:color="#111111" loext:opacity="100%" style:text-outline="false" style:text-line-through-style="none" style:text-line-through-type="none" style:font-name="Hack Nerd Font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111111" loext:opacity="100%" style:font-name="Hack Nerd Font Mono" fo:font-size="10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6.3cm" svg:y="1.95cm">
          <text:p text:style-name="P1"><text:span text:style-name="T1">V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6.3cm" svg:y="3.225cm">
          <text:p text:style-name="P1"><text:span text:style-name="T1">F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5.025cm" svg:y="1.5cm">
          <text:p text:style-name="P1"><text:span text:style-name="T1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cm" svg:height="1.2cm" svg:x="5.025cm" svg:y="2.775cm">
          <text:p text:style-name="P3"><text:span text:style-name="T1">N</text:span></text:p>
          <text:p text:style-name="P3"><text:span text:style-name="T2">shi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.05cm">
          <text:p text:style-name="P1"><text:span text:style-name="T1">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.125cm">
          <text:p text:style-name="P1"><text:span text:style-name="T1">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cm" svg:height="1.2cm" svg:x="3.75cm" svg:y="2.4cm">
          <text:p text:style-name="P3"><text:span text:style-name="T1">E</text:span></text:p>
          <text:p text:style-name="P3"><text:span text:style-name="T2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.675cm">
          <text:p text:style-name="P1"><text:span text:style-name="T1">É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.425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5" draw:layer="layout" svg:width="1.2cm" svg:height="1.2cm" svg:x="2.475cm" svg:y="2.7cm">
          <text:p text:style-name="P1"><text:span text:style-name="T1">S</text:span></text:p>
          <text:p text:style-name="P1"><text:span text:style-name="T2">gu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.975cm">
          <text:p text:style-name="P1"><text:span text:style-name="T1">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.25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1.2cm" svg:height="1.2cm" svg:x="1.2cm" svg:y="3.525cm">
          <text:p text:style-name="P3"><text:span text:style-name="T1">A</text:span></text:p>
          <text:p text:style-name="P3"><text:span text:style-name="T2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.8cm">
          <text:p text:style-name="P1"><text:span text:style-name="T1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.25cm">
          <text:p text:style-name="P1"><text:span text:style-name="T1">W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cm" svg:height="1.2cm" svg:x="16.8cm" svg:y="3.525cm">
          <text:p text:style-name="P3"><text:span text:style-name="T1">U</text:span></text:p>
          <text:p text:style-name="P3"><text:span text:style-name="T2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.425cm">
          <text:p text:style-name="P1"><text:span text:style-name="T1">Y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cm" svg:height="1.2cm" svg:x="15.525cm" svg:y="2.7cm">
          <text:p text:style-name="P3"><text:span text:style-name="T1">I</text:span></text:p>
          <text:p text:style-name="P3"><text:span text:style-name="T2">gu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7" draw:layer="layout" svg:width="1.2cm" svg:height="1.2cm" svg:x="15.525cm" svg:y="3.975cm">
          <text:p text:style-name="P6"><text:span text:style-name="T3">F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.12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cm" svg:height="1.2cm" svg:x="14.25cm" svg:y="2.4cm">
          <text:p text:style-name="P3"><text:span text:style-name="T1">T</text:span></text:p>
          <text:p text:style-name="P3"><text:span text:style-name="T2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.67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.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cm" svg:height="1.2cm" svg:x="12.975cm" svg:y="2.775cm">
          <text:p text:style-name="P3"><text:span text:style-name="T4">R</text:span></text:p>
          <text:p text:style-name="P3"><text:span text:style-name="T5">shi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.05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.95cm">
          <text:p text:style-name="P1"><text:span text:style-name="T1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9" draw:layer="layout" svg:width="1.2cm" svg:height="1.2cm" svg:x="11.7cm" svg:y="3.225cm">
          <text:p text:style-name="P8"><text:span text:style-name="T6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.8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5.325cm" svg:y="5.625cm">
          <text:p text:style-name="P10"><text:span text:style-name="T7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6.6cm" svg:y="5.55cm">
          <text:p text:style-name="P10"><text:span text:style-name="T7">Spac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7.875cm" svg:y="5.475cm">
          <text:p text:style-name="P12"><text:span text:style-name="T8">Es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10.125cm" svg:y="5.475cm">
          <text:p text:style-name="P10"><text:span text:style-name="T7">Ent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11.4cm" svg:y="5.55cm">
          <text:p text:style-name="P10"><text:span text:style-name="T7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12.675cm" svg:y="5.625cm">
          <text:p text:style-name="P10"><text:span text:style-name="T7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5" draw:layer="layout" svg:width="3.3cm" svg:height="0.6cm" svg:x="0.6cm" svg:y="0cm">
          <text:p text:style-name="P14"><text:span text:style-name="T9">Ba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16.95cm">
          <text:p text:style-name="P1"><text:span text:style-name="T1">!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18.225cm">
          <text:p text:style-name="P1"><text:span text:style-name="T1">?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16.5cm">
          <text:p text:style-name="P1"><text:span text:style-name="T1">&g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17.775cm">
          <text:p text:style-name="P1"><text:span text:style-name="T1">/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19.05cm">
          <text:p text:style-name="P3"><text:span text:style-name="T1">$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6.125cm">
          <text:p text:style-name="P1"><text:span text:style-name="T1">=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7.4cm">
          <text:p text:style-name="P1"><text:span text:style-name="T1">*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8.675cm">
          <text:p text:style-name="P3"><text:span text:style-name="T1">%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6.425cm">
          <text:p text:style-name="P1"><text:span text:style-name="T1">&l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7.7cm">
          <text:p text:style-name="P1"><text:span text:style-name="T1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8.975cm">
          <text:p text:style-name="P3"><text:span text:style-name="T1">^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7.25cm">
          <text:p text:style-name="P1"><text:span text:style-name="T1">~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8.525cm">
          <text:p text:style-name="P1"><text:span text:style-name="T1">\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9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7.25cm">
          <text:p text:style-name="P1"><text:span text:style-name="T1">#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8.525cm">
          <text:p text:style-name="P1"><text:span text:style-name="T1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6.425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7.7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8.975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6.12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7.4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8.675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6.5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7.775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9.05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6.95cm">
          <text:p text:style-name="P1"><text:span text:style-name="T1">£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8.225cm">
          <text:p text:style-name="P1"><text:span text:style-name="T1">€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9.8cm">
          <text:p text:style-name="P1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20.625cm">
          <text:p text:style-name="P1">-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20.55cm">
          <text:p text:style-name="P1"><text:span text:style-name="T1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20.475cm">
          <text:p text:style-name="P1"><text:span text:style-name="T1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20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6" draw:layer="layout" svg:width="1.2cm" svg:height="1.2cm" svg:x="11.4cm" svg:y="20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20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8" draw:layer="layout" svg:width="3.3cm" svg:height="0.6cm" svg:x="0.6cm" svg:y="15cm">
          <text:p text:style-name="P17"><text:span text:style-name="T10">Numeric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6.3cm" svg:y="9.45cm">
          <text:p text:style-name="P1"><text:span text:style-name="T1">`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10.725cm">
          <text:p text:style-name="P1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9cm">
          <text:p text:style-name="P1"><text:span text:style-name="T1">]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10.275cm">
          <text:p text:style-name="P3"><text:span text:style-name="T1">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11.55cm">
          <text:p text:style-name="P1"><text:span text:style-name="T1">}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8.625cm">
          <text:p text:style-name="P1"><text:span text:style-name="T1">&amp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9.9cm">
          <text:p text:style-name="P1"><text:span text:style-name="T1">‘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1.175cm">
          <text:p text:style-name="P1"><text:span text:style-name="T1">|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2.475cm" svg:y="8.925cm">
          <text:p text:style-name="P3"><text:span text:style-name="T1">[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0.2cm">
          <text:p text:style-name="P1"><text:span text:style-name="T1">(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1.475cm">
          <text:p text:style-name="P1"><text:span text:style-name="T1">{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9.75cm">
          <text:p text:style-name="P1"><text:span text:style-name="T1">@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1.025cm">
          <text:p text:style-name="P1"><text:span text:style-name="T1">“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2.3cm">
          <text:p text:style-name="P1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1" draw:layer="layout" svg:width="1.2cm" svg:height="1.2cm" svg:x="16.8cm" svg:y="9.75cm">
          <text:p text:style-name="P20"><text:span text:style-name="T11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9" draw:layer="layout" svg:width="1.2cm" svg:height="1.2cm" svg:x="16.8cm" svg:y="11.025cm">
          <text:p text:style-name="P22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9" draw:layer="layout" svg:width="1.2cm" svg:height="1.2cm" svg:x="15.525cm" svg:y="8.925cm">
          <text:p text:style-name="P22"><text:span text:style-name="T12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9" draw:layer="layout" svg:width="1.2cm" svg:height="1.2cm" svg:x="15.525cm" svg:y="10.2cm">
          <text:p text:style-name="P22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4" draw:layer="layout" svg:width="1.2cm" svg:height="1.2cm" svg:x="15.525cm" svg:y="11.475cm">
          <text:p text:style-name="P23"><text:span text:style-name="T11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9" draw:layer="layout" svg:width="1.2cm" svg:height="1.2cm" svg:x="14.25cm" svg:y="8.625cm">
          <text:p text:style-name="P22"><text:span text:style-name="T12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9" draw:layer="layout" svg:width="1.2cm" svg:height="1.2cm" svg:x="14.25cm" svg:y="9.9cm">
          <text:p text:style-name="P22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9" draw:layer="layout" svg:width="1.2cm" svg:height="1.2cm" svg:x="14.25cm" svg:y="11.175cm">
          <text:p text:style-name="P22"><text:span text:style-name="T12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1" draw:layer="layout" svg:width="1.2cm" svg:height="1.2cm" svg:x="12.975cm" svg:y="9cm">
          <text:p text:style-name="P20"><text:span text:style-name="T11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9" draw:layer="layout" svg:width="1.2cm" svg:height="1.2cm" svg:x="12.975cm" svg:y="10.275cm">
          <text:p text:style-name="P22"><text:span text:style-name="T13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12.975cm" svg:y="11.55cm">
          <text:p text:style-name="P25"><text:span text:style-name="T12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11.7cm" svg:y="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1" draw:layer="layout" svg:width="1.2cm" svg:height="1.2cm" svg:x="11.7cm" svg:y="10.725cm">
          <text:p text:style-name="P20"><text:span text:style-name="T11">Lea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16.8cm" svg:y="12.3cm">
          <text:p text:style-name="P25"><text:span text:style-name="T12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13.125cm">
          <text:p text:style-name="P1">_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13.05cm">
          <text:p text:style-name="P1"><text:span text:style-name="T1">: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12.975cm">
          <text:p text:style-name="P1"><text:span text:style-name="T1">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1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1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6" draw:layer="layout" svg:width="1.2cm" svg:height="1.2cm" svg:x="12.675cm" svg:y="1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8" draw:layer="layout" svg:width="3.3cm" svg:height="0.6cm" svg:x="0.6cm" svg:y="7.5cm">
          <text:p text:style-name="P17"><text:span text:style-name="T10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6.3cm" svg:y="31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6.3cm" svg:y="33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28" draw:layer="layout" svg:width="1.2cm" svg:height="1.2cm" svg:x="5.025cm" svg:y="31.5cm">
          <text:p text:style-name="P27"><text:span text:style-name="T10">Wh</text:span></text:p>
          <text:p text:style-name="P27"><text:span text:style-name="T10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19" draw:layer="layout" svg:width="1.2cm" svg:height="1.2cm" svg:x="5.025cm" svg:y="32.775cm">
          <text:p text:style-name="P22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5.025cm" svg:y="34.05cm">
          <text:p text:style-name="P25"><text:span text:style-name="T12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28" draw:layer="layout" svg:width="1.2cm" svg:height="1.2cm" svg:x="3.75cm" svg:y="31.125cm">
          <text:p text:style-name="P27"><text:span text:style-name="T10">Wh</text:span></text:p>
          <text:p text:style-name="P27"><text:span text:style-name="T10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19" draw:layer="layout" svg:width="1.2cm" svg:height="1.2cm" svg:x="3.75cm" svg:y="32.4cm">
          <text:p text:style-name="P22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3.75cm" svg:y="33.675cm">
          <text:p text:style-name="P25"><text:span text:style-name="T12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9" draw:layer="layout" svg:width="1.2cm" svg:height="1.2cm" svg:x="2.475cm" svg:y="31.425cm">
          <text:p text:style-name="P22"><text:span text:style-name="T14">Wh</text:span></text:p>
          <text:p text:style-name="P22"><text:span text:style-name="T10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9" draw:layer="layout" svg:width="1.2cm" svg:height="1.2cm" svg:x="2.475cm" svg:y="32.7cm">
          <text:p text:style-name="P22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2.475cm" svg:y="33.975cm">
          <text:p text:style-name="P25"><text:span text:style-name="T12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9" draw:layer="layout" svg:width="1.2cm" svg:height="1.2cm" svg:x="1.2cm" svg:y="32.25cm">
          <text:p text:style-name="P22"><text:span text:style-name="T15">Wh</text:span></text:p>
          <text:p text:style-name="P22"><text:span text:style-name="T15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19" draw:layer="layout" svg:width="1.2cm" svg:height="1.2cm" svg:x="1.2cm" svg:y="33.525cm">
          <text:p text:style-name="P22"><text:span text:style-name="T13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1.2cm" svg:y="34.8cm">
          <text:p text:style-name="P25"><text:span text:style-name="T12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32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33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31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15.525cm" svg:y="32.7cm">
          <text:p text:style-name="P25"><text:span text:style-name="T12">Acl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33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1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14.25cm" svg:y="32.4cm">
          <text:p text:style-name="P25"><text:span text:style-name="T12">Acl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3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31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12.975cm" svg:y="32.775cm">
          <text:p text:style-name="P25"><text:span text:style-name="T12">Acl 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34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31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33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34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6" draw:layer="layout" svg:width="1.2cm" svg:height="1.2cm" svg:x="5.325cm" svg:y="35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35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35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1" draw:layer="layout" svg:width="1.2cm" svg:height="1.2cm" svg:x="10.125cm" svg:y="35.475cm">
          <text:p text:style-name="P20"><text:span text:style-name="T11">Btn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1" draw:layer="layout" svg:width="1.2cm" svg:height="1.2cm" svg:x="11.4cm" svg:y="35.55cm">
          <text:p text:style-name="P20"><text:span text:style-name="T11">Btn 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1" draw:layer="layout" svg:width="1.2cm" svg:height="1.2cm" svg:x="12.675cm" svg:y="35.625cm">
          <text:p text:style-name="P20"><text:span text:style-name="T11">Bt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8" draw:layer="layout" svg:width="3.3cm" svg:height="0.6cm" svg:x="0.6cm" svg:y="30cm">
          <text:p text:style-name="P17"><text:span text:style-name="T10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2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2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24cm">
          <text:p text:style-name="P3"><text:span text:style-name="T12">FN1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25.275cm">
          <text:p text:style-name="P3"><text:span text:style-name="T12">FN1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26.55cm">
          <text:p text:style-name="P3"><text:span text:style-name="T12">FN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23.625cm">
          <text:p text:style-name="P3"><text:span text:style-name="T12">FN1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24.9cm">
          <text:p text:style-name="P3"><text:span text:style-name="T12">FN1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26.175cm">
          <text:p text:style-name="P3"><text:span text:style-name="T12">FN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23.925cm">
          <text:p text:style-name="P3"><text:span text:style-name="T12">FN1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25.2cm">
          <text:p text:style-name="P3"><text:span text:style-name="T12">FN1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26.475cm">
          <text:p text:style-name="P3"><text:span text:style-name="T12">FN1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4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1" draw:layer="layout" svg:width="1.2cm" svg:height="1.2cm" svg:x="1.2cm" svg:y="26.025cm">
          <text:p text:style-name="P20"><text:span text:style-name="T11">FN2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16.8cm" svg:y="24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16.8cm" svg:y="26.025cm">
          <text:p text:style-name="P25"><text:span text:style-name="T12">FN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5.525cm" svg:y="23.925cm">
          <text:p text:style-name="P17"><text:span text:style-name="T10">FN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5.525cm" svg:y="25.2cm">
          <text:p text:style-name="P17"><text:span text:style-name="T10">FN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5.525cm" svg:y="26.475cm">
          <text:p text:style-name="P17"><text:span text:style-name="T10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4.25cm" svg:y="23.625cm">
          <text:p text:style-name="P17"><text:span text:style-name="T10">FN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4.25cm" svg:y="24.9cm">
          <text:p text:style-name="P17"><text:span text:style-name="T10">FN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4.25cm" svg:y="26.175cm">
          <text:p text:style-name="P17"><text:span text:style-name="T10">F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2.975cm" svg:y="24cm">
          <text:p text:style-name="P17"><text:span text:style-name="T10">FN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2.975cm" svg:y="25.275cm">
          <text:p text:style-name="P17"><text:span text:style-name="T10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2.975cm" svg:y="26.55cm">
          <text:p text:style-name="P17"><text:span text:style-name="T10">F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2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2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6" draw:layer="layout" svg:width="1.2cm" svg:height="1.2cm" svg:x="16.8cm" svg:y="2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2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2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2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2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6" draw:layer="layout" svg:width="1.2cm" svg:height="1.2cm" svg:x="11.4cm" svg:y="2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6" draw:layer="layout" svg:width="1.2cm" svg:height="1.2cm" svg:x="12.675cm" svg:y="2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8" draw:layer="layout" svg:width="3.3cm" svg:height="0.6cm" svg:x="0.6cm" svg:y="22.5cm">
          <text:p text:style-name="P17"><text:span text:style-name="T10">F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3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40.725cm">
          <text:p text:style-name="P1"><text:span text:style-name="T1">«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9cm">
          <text:p text:style-name="P1"><text:span text:style-name="T1">Ô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19" draw:layer="layout" svg:width="1.2cm" svg:height="1.2cm" svg:x="5.025cm" svg:y="40.275cm">
          <text:p text:style-name="P3"><text:span text:style-name="T1">Ò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9" draw:layer="layout" svg:width="1.2cm" svg:height="1.2cm" svg:x="5.025cm" svg:y="41.55cm">
          <text:p text:style-name="P3"><text:span text:style-name="T1">Ö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8.625cm">
          <text:p text:style-name="P1"><text:span text:style-name="T1">Ê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19" draw:layer="layout" svg:width="1.2cm" svg:height="1.2cm" svg:x="3.75cm" svg:y="39.9cm">
          <text:p text:style-name="P3"><text:span text:style-name="T1">È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41.175cm">
          <text:p text:style-name="P1"><text:span text:style-name="T1">Ë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8.925cm">
          <text:p text:style-name="P1"><text:span text:style-name="T1">Ç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19" draw:layer="layout" svg:width="1.2cm" svg:height="1.2cm" svg:x="2.475cm" svg:y="40.2cm">
          <text:p text:style-name="P3"><text:span text:style-name="T1">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1.475cm">
          <text:p text:style-name="P1"><text:span text:style-name="T1">Æ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9.75cm">
          <text:p text:style-name="P1"><text:span text:style-name="T1">Â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1.025cm">
          <text:p text:style-name="P1"><text:span text:style-name="T1">À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2.3cm">
          <text:p text:style-name="P1"><text:span text:style-name="T1">Ä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39.75cm">
          <text:p text:style-name="P1"><text:span text:style-name="T1">Û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1.025cm">
          <text:p text:style-name="P1"><text:span text:style-name="T1">Ù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38.925cm">
          <text:p text:style-name="P1"><text:span text:style-name="T1">Î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40.2cm">
          <text:p text:style-name="P1"><text:span text:style-name="T1">Ì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6" draw:layer="layout" svg:width="1.2cm" svg:height="1.2cm" svg:x="15.525cm" svg:y="41.475cm">
          <text:p text:style-name="P1"><text:span text:style-name="T1">Ï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8.625cm">
          <text:p text:style-name="P1"><text:span text:style-name="T1">Ŷ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9.9cm">
          <text:p text:style-name="P1"><text:span text:style-name="T1">Ỳ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41.175cm">
          <text:p text:style-name="P1"><text:span text:style-name="T1">Ÿ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3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0.275cm">
          <text:p text:style-name="P1"><text:span text:style-name="T1">É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1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3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40.725cm">
          <text:p text:style-name="P1"><text:span text:style-name="T1">»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2.3cm">
          <text:p text:style-name="P1"><text:span text:style-name="T1">Ü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4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4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8" draw:layer="layout" svg:width="3.3cm" svg:height="0.6cm" svg:x="0.6cm" svg:y="37.5cm">
          <text:p text:style-name="P17"><text:span text:style-name="T10">FR</text:span></text:p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44.9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11-15T14:01:55.068042105</dc:date>
    <meta:editing-duration>P3DT13H20M58S</meta:editing-duration>
    <meta:editing-cycles>262</meta:editing-cycles>
    <meta:generator>LibreOffice/24.2.5.2$Linux_X86_64 LibreOffice_project/420$Build-2</meta:generator>
    <meta:print-date>2024-10-22T17:03:13.015328525</meta:print-date>
    <meta:document-statistic meta:object-count="210"/>
  </office:meta>
</office:document-meta>
</file>